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368in" style:rel-column-width="8191*"/>
    </style:style>
    <style:style style:name="Table1.B" style:family="table-column">
      <style:table-column-properties style:column-width="0.8368in" style:rel-column-width="8192*"/>
    </style:style>
    <style:style style:name="Table1.C" style:family="table-column">
      <style:table-column-properties style:column-width="1.6736in" style:rel-column-width="16384*"/>
    </style:style>
    <style:style style:name="Table1.D" style:family="table-column">
      <style:table-column-properties style:column-width="0.6278in" style:rel-column-width="6144*"/>
    </style:style>
    <style:style style:name="Table1.E" style:family="table-column">
      <style:table-column-properties style:column-width="2.7188in" style:rel-column-width="26624*"/>
    </style:style>
    <style:style style:name="Table1.A1" style:family="table-cell">
      <style:table-cell-properties style:vertical-align="middle" fo:padding="0.0382in" fo:border-left="0.05pt solid #000000" fo:border-right="none" fo:border-top="0.05pt solid #000000" fo:border-bottom="0.05pt solid #000000"/>
    </style:style>
    <style:style style:name="Table1.D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2.9875in" table:align="left"/>
    </style:style>
    <style:style style:name="Table3.A" style:family="table-column">
      <style:table-column-properties style:column-width="0.7438in"/>
    </style:style>
    <style:style style:name="Table3.B" style:family="table-column">
      <style:table-column-properties style:column-width="0.7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4" style:family="table">
      <style:table-properties style:width="2.9875in" table:align="left"/>
    </style:style>
    <style:style style:name="Table4.A" style:family="table-column">
      <style:table-column-properties style:column-width="0.7438in"/>
    </style:style>
    <style:style style:name="Table4.B" style:family="table-column">
      <style:table-column-properties style:column-width="0.7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5" style:family="table">
      <style:table-properties style:width="2.9875in" table:align="left"/>
    </style:style>
    <style:style style:name="Table5.A" style:family="table-column">
      <style:table-column-properties style:column-width="0.7438in"/>
    </style:style>
    <style:style style:name="Table5.B" style:family="table-column">
      <style:table-column-properties style:column-width="0.7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6" style:family="table">
      <style:table-properties style:width="4.5194in" table:align="left"/>
    </style:style>
    <style:style style:name="Table6.A" style:family="table-column">
      <style:table-column-properties style:column-width="0.9618in"/>
    </style:style>
    <style:style style:name="Table6.B" style:family="table-column">
      <style:table-column-properties style:column-width="1.1597in"/>
    </style:style>
    <style:style style:name="Table6.C" style:family="table-column">
      <style:table-column-properties style:column-width="1.2375in"/>
    </style:style>
    <style:style style:name="Table6.D" style:family="table-column">
      <style:table-column-properties style:column-width="1.1604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7" style:family="table">
      <style:table-properties style:width="2.2118in" table:align="left"/>
    </style:style>
    <style:style style:name="Table7.A" style:family="table-column">
      <style:table-column-properties style:column-width="0.6215in"/>
    </style:style>
    <style:style style:name="Table7.B" style:family="table-column">
      <style:table-column-properties style:column-width="0.5326in"/>
    </style:style>
    <style:style style:name="Table7.C" style:family="table-column">
      <style:table-column-properties style:column-width="0.525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style>
    <style:style style:name="P6" style:family="paragraph" style:parent-style-name="List_20_Contents" style:list-style-name="L1"/>
    <style:style style:name="P7" style:family="paragraph" style:parent-style-name="List_20_Contents" style:list-style-name="L1">
      <style:paragraph-properties fo:margin-top="0in" fo:margin-bottom="0.1965in" style:contextual-spacing="false"/>
      <style:text-properties fo:font-weight="normal" style:font-weight-asian="normal" style:font-weight-complex="normal"/>
    </style:style>
    <style:style style:name="P8" style:family="paragraph" style:parent-style-name="Standard" style:list-style-name="L1"/>
    <style:style style:name="P9" style:family="paragraph" style:parent-style-name="Standard" style:list-style-name="L1">
      <style:text-properties fo:font-weight="normal" style:font-weight-asian="normal" style:font-weight-complex="normal"/>
    </style:style>
    <style:style style:name="P10" style:family="paragraph" style:parent-style-name="Standard" style:list-style-name="L2">
      <style:text-properties fo:font-weight="normal" style:font-weight-asian="normal" style:font-weight-complex="normal"/>
    </style:style>
    <style:style style:name="P11" style:family="paragraph" style:parent-style-name="Standard" style:list-style-name="L3">
      <style:text-properties fo:font-weight="normal" style:font-weight-asian="normal" style:font-weight-complex="normal"/>
    </style:style>
    <style:style style:name="P12" style:family="paragraph" style:parent-style-name="Standard" style:list-style-name="L4">
      <style:text-properties fo:font-weight="normal" style:font-weight-asian="normal" style:font-weight-complex="normal"/>
    </style:style>
    <style:style style:name="P13" style:family="paragraph" style:parent-style-name="Standard" style:list-style-name="L5">
      <style:text-properties fo:font-weight="normal" style:font-weight-asian="normal" style:font-weight-complex="normal"/>
    </style:style>
    <style:style style:name="P14" style:family="paragraph" style:parent-style-name="Standard" style:list-style-name="L6">
      <style:text-properties fo:font-weight="normal" style:font-weight-asian="normal" style:font-weight-complex="normal"/>
    </style:style>
    <style:style style:name="P15" style:family="paragraph" style:parent-style-name="Standard" style:list-style-name="L7">
      <style:text-properties fo:font-weight="normal" style:font-weight-asian="normal" style:font-weight-complex="normal"/>
    </style:style>
    <style:style style:name="P16" style:family="paragraph" style:parent-style-name="Standard" style:list-style-name="L8">
      <style:text-properties fo:font-weight="normal" style:font-weight-asian="normal" style:font-weight-complex="normal"/>
    </style:style>
    <style:style style:name="P17" style:family="paragraph" style:parent-style-name="Standard" style:list-style-name="L1">
      <style:text-properties fo:font-weight="bold" style:font-weight-asian="bold" style:font-weight-complex="bold"/>
    </style:style>
    <style:style style:name="P18" style:family="paragraph" style:parent-style-name="Standard" style:list-style-name="L6">
      <style:text-properties fo:font-weight="bold" style:font-weight-asian="bold" style:font-weight-complex="bold"/>
    </style:style>
    <style:style style:name="P19" style:family="paragraph" style:parent-style-name="Standard" style:list-style-name="L9"/>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0% 100%"/>
    </style:style>
    <style:style style:name="T4" style:family="text">
      <style:text-properties fo:font-weight="normal" style:font-weight-asian="normal" style:font-weight-complex="normal"/>
    </style:style>
    <style:style style:name="T5" style:family="text">
      <style:text-properties officeooo:rsid="0008ab57"/>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P(v4)</text:p>
      <text:p text:style-name="P1"/>
      <text:p text:style-name="P1">IP datagram</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Version</text:p>
            <text:p text:style-name="P5">(4)</text:p>
          </table:table-cell>
          <table:table-cell table:style-name="Table1.A1" office:value-type="string">
            <text:p text:style-name="P5">Header length in words</text:p>
            <text:p text:style-name="P5">(4)</text:p>
          </table:table-cell>
          <table:table-cell table:style-name="Table1.A1" office:value-type="string">
            <text:p text:style-name="P5">Type of service</text:p>
            <text:p text:style-name="P5">(8)</text:p>
          </table:table-cell>
          <table:table-cell table:style-name="Table1.D1" table:number-columns-spanned="2" office:value-type="string">
            <text:p text:style-name="P5">Datagram length in b<text:span text:style-name="T5">y</text:span>tes</text:p>
            <text:p text:style-name="P5">(16)</text:p>
          </table:table-cell>
          <table:covered-table-cell/>
        </table:table-row>
        <table:table-row>
          <table:table-cell table:style-name="Table1.A2" table:number-columns-spanned="3" office:value-type="string">
            <text:p text:style-name="P5">Fragment Identifier</text:p>
            <text:p text:style-name="P5">(16)</text:p>
          </table:table-cell>
          <table:covered-table-cell/>
          <table:covered-table-cell/>
          <table:table-cell table:style-name="Table1.A2" office:value-type="string">
            <text:p text:style-name="P5">Flags</text:p>
            <text:p text:style-name="P5">(3)</text:p>
          </table:table-cell>
          <table:table-cell table:style-name="Table1.E2" office:value-type="string">
            <text:p text:style-name="P5">Fragmentation offset in double words</text:p>
            <text:p text:style-name="P5">(13)</text:p>
          </table:table-cell>
        </table:table-row>
        <table:table-row>
          <table:table-cell table:style-name="Table1.A2" table:number-columns-spanned="2" office:value-type="string">
            <text:p text:style-name="P5">TTL</text:p>
            <text:p text:style-name="P5">(8)</text:p>
          </table:table-cell>
          <table:covered-table-cell/>
          <table:table-cell table:style-name="Table1.A2" office:value-type="string">
            <text:p text:style-name="P5">Upper layer protocol</text:p>
            <text:p text:style-name="P5">(8)</text:p>
          </table:table-cell>
          <table:table-cell table:style-name="Table1.E2" table:number-columns-spanned="2" office:value-type="string">
            <text:p text:style-name="P5">Header checksum</text:p>
            <text:p text:style-name="P5">(16)</text:p>
          </table:table-cell>
          <table:covered-table-cell/>
        </table:table-row>
        <table:table-row>
          <table:table-cell table:style-name="Table1.E2" table:number-columns-spanned="5" office:value-type="string">
            <text:p text:style-name="P5">Source IP</text:p>
            <text:p text:style-name="P5">(32)</text:p>
          </table:table-cell>
          <table:covered-table-cell/>
          <table:covered-table-cell/>
          <table:covered-table-cell/>
          <table:covered-table-cell/>
        </table:table-row>
        <table:table-row>
          <table:table-cell table:style-name="Table1.E2" table:number-columns-spanned="5" office:value-type="string">
            <text:p text:style-name="P5">Destination IP</text:p>
            <text:p text:style-name="P5">(32)</text:p>
          </table:table-cell>
          <table:covered-table-cell/>
          <table:covered-table-cell/>
          <table:covered-table-cell/>
          <table:covered-table-cell/>
        </table:table-row>
        <table:table-row>
          <table:table-cell table:style-name="Table1.E2" table:number-columns-spanned="5" office:value-type="string">
            <text:p text:style-name="P5">Options(Max of 11 words if any)</text:p>
            <text:p text:style-name="P5">(32)</text:p>
          </table:table-cell>
          <table:covered-table-cell/>
          <table:covered-table-cell/>
          <table:covered-table-cell/>
          <table:covered-table-cell/>
        </table:table-row>
        <table:table-row>
          <table:table-cell table:style-name="Table1.E2" table:number-columns-spanned="5" office:value-type="string">
            <text:p text:style-name="P5">Data</text:p>
            <text:p text:style-name="P5"/>
            <text:p text:style-name="P5"/>
            <text:p text:style-name="P5"/>
          </table:table-cell>
          <table:covered-table-cell/>
          <table:covered-table-cell/>
          <table:covered-table-cell/>
          <table:covered-table-cell/>
        </table:table-row>
      </table:table>
      <text:p text:style-name="P1"/>
      <text:p text:style-name="P1">Need for fragmentation of OP datagrams</text:p>
      <text:p text:style-name="P3">Different link layer protocols have differenst MTU's. As a result a frame of one type of link might not fit into another.</text:p>
      <text:p text:style-name="P3"/>
      <text:p text:style-name="P1">Role of fields in the IP datagram which help in fragmentation and re-assembly</text:p>
      <text:list xml:id="list2989204997350222142" text:style-name="L1">
        <text:list-item>
          <text:p text:style-name="P8"><text:span text:style-name="T1">16-bit identifier –</text:span><text:span text:style-name="T4"> All fragments of a perticular datagram have the same identifier after their fragmentation by an intermediate router.</text:span></text:p>
        </text:list-item>
        <text:list-item>
          <text:p text:style-name="P9">Fragmentation offset – Helps in reassembly by indicating the relative place of a fragment within a datagram.</text:p>
        </text:list-item>
        <text:list-item>
          <text:p text:style-name="P17">Flags</text:p>
          <text:list>
            <text:list-item>
              <text:p text:style-name="P6">Used to control or identify fragments. They are (in order, from high order to low order): </text:p>
              <text:list>
                <text:list-item>
                  <text:p text:style-name="P6">bit 0: Reserved; must be zero.</text:p>
                </text:list-item>
                <text:list-item>
                  <text:p text:style-name="P6">bit 1: Don't Fragment (DF) </text:p>
                </text:list-item>
                <text:list-item>
                  <text:p text:style-name="P6">bit 2: More Fragments (MF) </text:p>
                </text:list-item>
              </text:list>
            </text:list-item>
            <text:list-item>
              <text:p text:style-name="P6">If the DF flag is set and fragmentation is required to route the packet then the packet is dropped. This can be used when sending packets to a host that does not have sufficient resources to handle fragmentation. It can also be used for<text:span text:style-name="T1"> Path MTU Discovery</text:span>, either automatically by the host IP software, or manually using diagnostic tools such as ping or traceroute. </text:p>
            </text:list-item>
            <text:list-item>
              <text:p text:style-name="P7">For unfragmented packets, the MF flag is cleared. For fragmented packets, all fragments except the last have the MF flag set. The last fragment has a non-zero Fragment Offset field, differentiating it from an unfragmented packet. </text:p>
            </text:list-item>
          </text:list>
        </text:list-item>
      </text:list>
      <text:p text:style-name="P1">Why is reassembly not done in intermediate routers</text:p>
      <text:p text:style-name="P3">A design decision. Router performance suffers</text:p>
      <text:p text:style-name="P3"/>
      <text:p text:style-name="P1">Classless addressing</text:p>
      <text:list xml:id="list68522481936630184" text:style-name="L2">
        <text:list-item>
          <text:p text:style-name="P10"><text:soft-page-break/>a.b.c.d/x, where x indicates the number of bits in the forst part of the address, thus indicating the subnet.</text:p>
        </text:list-item>
        <text:list-item>
          <text:p text:style-name="P10">A, b, c and d represent one byte of the address in decimal.</text:p>
        </text:list-item>
      </text:list>
      <text:p text:style-name="P1"/>
      <text:p text:style-name="P1">Classful addressing</text:p>
      <text:list xml:id="list1146007850006014952" text:style-name="L3">
        <text:list-item>
          <text:p text:style-name="P11">a.b.c.d, The network portion of the IP address is constrined to be 8, 16 and 24 bits and these networks are known as class A, B and C networks.</text:p>
        </text:list-item>
      </text:list>
      <text:p text:style-name="P1"/>
      <text:p text:style-name="P1">Hierarchy of internet address registers</text:p>
      <text:list xml:id="list4995912499652998074" text:style-name="L4">
        <text:list-item>
          <text:p text:style-name="P12">ICANN</text:p>
          <text:list>
            <text:list-item>
              <text:p text:style-name="P12">ARIN</text:p>
            </text:list-item>
            <text:list-item>
              <text:p text:style-name="P12">RIPE</text:p>
            </text:list-item>
            <text:list-item>
              <text:p text:style-name="P12">APNIC</text:p>
            </text:list-item>
            <text:list-item>
              <text:p text:style-name="P12">LACNIC</text:p>
            </text:list-item>
          </text:list>
        </text:list-item>
      </text:list>
      <text:p text:style-name="P1"/>
      <text:p text:style-name="P1">Methods to assign individual IP addresses to host by Isp's or networks administrators</text:p>
      <text:list xml:id="list7912155095923569409" text:style-name="L5">
        <text:list-item>
          <text:p text:style-name="P13">Manual assignment</text:p>
        </text:list-item>
        <text:list-item>
          <text:p text:style-name="P13">Through DHCP</text:p>
        </text:list-item>
      </text:list>
      <text:p text:style-name="P3"/>
      <text:p text:style-name="P1">Types of addressing</text:p>
      <text:list xml:id="list254435627045157121" text:style-name="L6">
        <text:list-item>
          <text:p text:style-name="P14"><text:span text:style-name="T1">Unicasting</text:span> – A transmission to a single interface card</text:p>
        </text:list-item>
        <text:list-item>
          <text:p text:style-name="P14"><text:span text:style-name="T1">Multi-casting</text:span>(1110xxxx.X.X.X) – A transmission to a group of interface cards</text:p>
        </text:list-item>
        <text:list-item>
          <text:p text:style-name="P18">Broadcasting</text:p>
          <text:list>
            <text:list-item>
              <text:p text:style-name="P14"><text:span text:style-name="T1">Limited broadcasting</text:span>(255.255.255.255) – A transmission to all interface cards in the same network as the source</text:p>
            </text:list-item>
            <text:list-item>
              <text:p text:style-name="P14"><text:span text:style-name="T1">Directed broadcasting</text:span>(AnetId.255.255.255, BnetID.255.255, CnetID.255) – A transmission to all interface cards in a particular network</text:p>
            </text:list-item>
          </text:list>
        </text:list-item>
      </text:list>
      <text:p text:style-name="P3"/>
      <text:p text:style-name="P1">Sub-netting</text:p>
      <text:list xml:id="list6794328334867599427" text:style-name="L7">
        <text:list-item>
          <text:p text:style-name="P15">An IP address can be seen as having two parts</text:p>
          <text:list>
            <text:list-item>
              <text:p text:style-name="P15">The network prefix</text:p>
            </text:list-item>
            <text:list-item>
              <text:p text:style-name="P15">The host number</text:p>
            </text:list-item>
          </text:list>
        </text:list-item>
        <text:list-item>
          <text:p text:style-name="P15">The network prefix is used by routers to route the packet to the correct destination network which might belong to some organization. The internal routers of that organization are responsible for delivery of the packet to the correct host.</text:p>
        </text:list-item>
        <text:list-item>
          <text:p text:style-name="P15">A type A, or type B network is usually too big to be administered as a single network and is thus divided into subnets. The subnet prefixes are leftmost bits borrowed from the host number.</text:p>
        </text:list-item>
        <text:list-item>
          <text:p text:style-name="P15">Thus all hosts of a subnet have the same subnet prefix.</text:p>
        </text:list-item>
        <text:list-item>
          <text:p text:style-name="P15">The subnet address can be obtained by logically ANDING a subnet prefix with the IP address of any host in the subnet.</text:p>
        </text:list-item>
        <text:list-item>
          <text:p text:style-name="P15">The number of subnetworks in a given network is 2<text:span text:style-name="T2">s</text:span><text:span text:style-name="T3">.</text:span></text:p>
        </text:list-item>
        <text:list-item>
          <text:p text:style-name="P15"><text:span text:style-name="T3">The number of hosts in a subnetwork is 2</text:span><text:span text:style-name="T2">h</text:span><text:span text:style-name="T3"> - 2. The -2 is for the subnet br</text:span><text:span text:style-name="T3">a</text:span><text:span text:style-name="T3">adcast address(All ones) and the subnet address(All zero's)</text:span></text:p>
        </text:list-item>
      </text:list>
      <table:table table:name="Table2" table:style-name="Table2">
        <table:table-column table:style-name="Table2.A" table:number-columns-repeated="3"/>
        <table:table-row>
          <table:table-cell table:style-name="Table2.A1" office:value-type="string">
            <text:p text:style-name="P4">Network prefix</text:p>
            <text:p text:style-name="P4">Length = n</text:p>
          </table:table-cell>
          <table:table-cell table:style-name="Table2.A1" office:value-type="string">
            <text:p text:style-name="P4">Subnet prefix</text:p>
            <text:p text:style-name="P4">Length = s</text:p>
          </table:table-cell>
          <table:table-cell table:style-name="Table2.C1" office:value-type="string">
            <text:p text:style-name="P4">Host number</text:p>
            <text:p text:style-name="P4">Length = h</text:p>
          </table:table-cell>
        </table:table-row>
      </table:table>
      <text:p text:style-name="P3"/>
      <text:p text:style-name="P1">How do routers do lookups in the case of classful addressing?</text:p>
      <text:list xml:id="list1825981937716855010" text:style-name="L8">
        <text:list-item>
          <text:p text:style-name="P16">Once a packet is received the router examines the initial bits of the destination address to determine the class of address.</text:p>
        </text:list-item>
        <text:list-item>
          <text:p text:style-name="P16"><text:soft-page-break/>It then applies the network mask for that class of IP address to obtain the network id.</text:p>
        </text:list-item>
        <text:list-item>
          <text:p text:style-name="P16">It then looks in its routing table to ding out how to route the packet to its destination.</text:p>
        </text:list-item>
      </text:list>
      <text:p text:style-name="P3"/>
      <text:p text:style-name="P1">IP address classes (Classful addresses)</text:p>
      <text:p text:style-name="Standard"/>
      <text:p text:style-name="P1">Class A</text:p>
      <table:table table:name="Table3" table:style-name="Table3">
        <table:table-column table:style-name="Table3.A"/>
        <table:table-column table:style-name="Table3.B"/>
        <table:table-column table:style-name="Table3.A"/>
        <table:table-column table:style-name="Table3.B"/>
        <table:table-row>
          <table:table-cell table:style-name="Table3.A1" office:value-type="string">
            <text:p text:style-name="Table_20_Contents">0nnnnnnn</text:p>
          </table:table-cell>
          <table:table-cell table:style-name="Table3.A1" office:value-type="string">
            <text:p text:style-name="Table_20_Contents">hhhhhhhh</text:p>
          </table:table-cell>
          <table:table-cell table:style-name="Table3.A1" office:value-type="string">
            <text:p text:style-name="Table_20_Contents">hhhhhhhh</text:p>
          </table:table-cell>
          <table:table-cell table:style-name="Table3.D1" office:value-type="string">
            <text:p text:style-name="Table_20_Contents">hhhhhhhh</text:p>
          </table:table-cell>
        </table:table-row>
      </table:table>
      <text:list xml:id="list4041410312425040711" text:style-name="L9">
        <text:list-item>
          <text:p text:style-name="P19">First bit = 0</text:p>
        </text:list-item>
        <text:list-item>
          <text:p text:style-name="P19">Network bits = 7 </text:p>
          <text:list>
            <text:list-item>
              <text:p text:style-name="P19">2^7 – 2 class A networks</text:p>
              <text:list>
                <text:list-item>
                  <text:p text:style-name="P19">0.0.0.0 – This network</text:p>
                </text:list-item>
                <text:list-item>
                  <text:p text:style-name="P19">127.x.x.x – Loopback address</text:p>
                </text:list-item>
              </text:list>
            </text:list-item>
          </text:list>
        </text:list-item>
        <text:list-item>
          <text:p text:style-name="P19">Host bits = 24</text:p>
          <text:list>
            <text:list-item>
              <text:p text:style-name="P19">2^24 – 2 hosts in each class A</text:p>
              <text:list>
                <text:list-item>
                  <text:p text:style-name="P19">Network address – All host bits are zero.</text:p>
                </text:list-item>
                <text:list-item>
                  <text:p text:style-name="P19">Broadcast address – All host bits are one.</text:p>
                </text:list-item>
              </text:list>
            </text:list-item>
          </text:list>
        </text:list-item>
        <text:list-item>
          <text:p text:style-name="P19">Initial byte = 0-127</text:p>
        </text:list-item>
      </text:list>
      <text:p text:style-name="Standard"/>
      <text:p text:style-name="P1">Class B</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Table_20_Contents">10nnnnnn</text:p>
          </table:table-cell>
          <table:table-cell table:style-name="Table4.A1" office:value-type="string">
            <text:p text:style-name="Table_20_Contents">nnnnnnnn</text:p>
          </table:table-cell>
          <table:table-cell table:style-name="Table4.A1" office:value-type="string">
            <text:p text:style-name="Table_20_Contents">hhhhhhhh</text:p>
          </table:table-cell>
          <table:table-cell table:style-name="Table4.D1" office:value-type="string">
            <text:p text:style-name="Table_20_Contents">hhhhhhhh</text:p>
          </table:table-cell>
        </table:table-row>
      </table:table>
      <text:list xml:id="list1853594593" text:continue-numbering="true" text:style-name="L9">
        <text:list-item>
          <text:p text:style-name="P19">First 2 bit = 10</text:p>
        </text:list-item>
        <text:list-item>
          <text:p text:style-name="P19">Network bits = 14</text:p>
          <text:list>
            <text:list-item>
              <text:p text:style-name="P19">2^14 class B networks</text:p>
            </text:list-item>
          </text:list>
        </text:list-item>
        <text:list-item>
          <text:p text:style-name="P19">Host bits = 16</text:p>
          <text:list>
            <text:list-item>
              <text:p text:style-name="P19"><draw:frame draw:style-name="fr1" draw:name="Object1" text:anchor-type="as-char" svg:y="-0.172in" svg:width="0.4839in" svg:height="0.2075in" draw:z-index="0"><draw:object xlink:href="./Object 1" xlink:type="simple" xlink:show="embed" xlink:actuate="onLoad"/><draw:image xlink:href="./ObjectReplacements/Object 1" xlink:type="simple" xlink:show="embed" xlink:actuate="onLoad"/></draw:frame>hosts in each class A</text:p>
              <text:list>
                <text:list-item>
                  <text:p text:style-name="P19">Network address – All host bits are zero.</text:p>
                </text:list-item>
                <text:list-item>
                  <text:p text:style-name="P19">Broadcast address – All host bits are one.</text:p>
                </text:list-item>
              </text:list>
            </text:list-item>
          </text:list>
        </text:list-item>
        <text:list-item>
          <text:p text:style-name="P19">Initial byte = 128 - 191</text:p>
        </text:list-item>
      </text:list>
      <text:p text:style-name="Standard"/>
      <text:p text:style-name="P1">Class C</text:p>
      <table:table table:name="Table5" table:style-name="Table5">
        <table:table-column table:style-name="Table5.A"/>
        <table:table-column table:style-name="Table5.B"/>
        <table:table-column table:style-name="Table5.A"/>
        <table:table-column table:style-name="Table5.B"/>
        <table:table-row>
          <table:table-cell table:style-name="Table5.A1" office:value-type="string">
            <text:p text:style-name="Table_20_Contents">110nnnnn</text:p>
          </table:table-cell>
          <table:table-cell table:style-name="Table5.A1" office:value-type="string">
            <text:p text:style-name="Table_20_Contents">nnnnnnnn</text:p>
          </table:table-cell>
          <table:table-cell table:style-name="Table5.A1" office:value-type="string">
            <text:p text:style-name="Table_20_Contents">nnnnnnnn</text:p>
          </table:table-cell>
          <table:table-cell table:style-name="Table5.D1" office:value-type="string">
            <text:p text:style-name="Table_20_Contents">hhhhhhhh</text:p>
          </table:table-cell>
        </table:table-row>
      </table:table>
      <text:list xml:id="list950312197" text:continue-numbering="true" text:style-name="L9">
        <text:list-item>
          <text:p text:style-name="P19">First 3 bits = 110</text:p>
        </text:list-item>
        <text:list-item>
          <text:p text:style-name="P19">Network bits = 21</text:p>
          <text:list>
            <text:list-item>
              <text:p text:style-name="P19">2^21 class B networks</text:p>
            </text:list-item>
          </text:list>
        </text:list-item>
        <text:list-item>
          <text:p text:style-name="P19">Host bits = 8</text:p>
          <text:list>
            <text:list-item>
              <text:p text:style-name="P19">2^8 – 2 hosts in each class A</text:p>
              <text:list>
                <text:list-item>
                  <text:p text:style-name="P19">Network address – All host bits are zero.</text:p>
                </text:list-item>
                <text:list-item>
                  <text:p text:style-name="P19">Broadcast address – All host bits are one.</text:p>
                </text:list-item>
              </text:list>
            </text:list-item>
          </text:list>
        </text:list-item>
        <text:list-item>
          <text:p text:style-name="P19">Initial byte = 192 – 223</text:p>
        </text:list-item>
      </text:list>
      <text:p text:style-name="Standard"/>
      <text:p text:style-name="P1">Class D – Multicast addres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1110mmmm</text:p>
          </table:table-cell>
          <table:table-cell table:style-name="Table6.A1" office:value-type="string">
            <text:p text:style-name="Table_20_Contents">mmmmmmm</text:p>
          </table:table-cell>
          <table:table-cell table:style-name="Table6.A1" office:value-type="string">
            <text:p text:style-name="Table_20_Contents">mmmmmmmm</text:p>
          </table:table-cell>
          <table:table-cell table:style-name="Table6.D1" office:value-type="string">
            <text:p text:style-name="Table_20_Contents">mmmmmmmm</text:p>
          </table:table-cell>
        </table:table-row>
      </table:table>
      <text:list xml:id="list301867149" text:continue-numbering="true" text:style-name="L9">
        <text:list-item>
          <text:p text:style-name="P19">First 4 bits = 1110</text:p>
        </text:list-item>
        <text:list-item>
          <text:p text:style-name="P19">Initial byte = 224-247</text:p>
        </text:list-item>
      </text:list>
      <text:p text:style-name="Standard"/>
      <text:p text:style-name="P1">Class E – Reserved for experimental use</text:p>
      <table:table table:name="Table7" table:style-name="Table7">
        <table:table-column table:style-name="Table7.A"/>
        <table:table-column table:style-name="Table7.B"/>
        <table:table-column table:style-name="Table7.C"/>
        <table:table-column table:style-name="Table7.B"/>
        <table:table-row>
          <table:table-cell table:style-name="Table7.A1" office:value-type="string">
            <text:p text:style-name="Table_20_Contents">1111rrrr</text:p>
          </table:table-cell>
          <table:table-cell table:style-name="Table7.A1" office:value-type="string">
            <text:p text:style-name="Table_20_Contents">rrrrrrrr</text:p>
          </table:table-cell>
          <table:table-cell table:style-name="Table7.A1" office:value-type="string">
            <text:p text:style-name="Table_20_Contents">rrrrrrrr</text:p>
          </table:table-cell>
          <table:table-cell table:style-name="Table7.D1" office:value-type="string">
            <text:p text:style-name="Table_20_Contents">rrrrrrrr</text:p>
          </table:table-cell>
        </table:table-row>
      </table:table>
      <text:p text:style-name="Standard">Initial byte - 248-2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1-30T08:51:50</meta:creation-date>
    <dc:date>2013-09-26T22:21:26</dc:date>
    <meta:editing-duration>PT11H54M27S</meta:editing-duration>
    <meta:editing-cycles>13</meta:editing-cycles>
    <meta:generator>LibreOffice/4.0.2.2$Linux_x86 LibreOffice_project/400m0$Build-2</meta:generator>
    <dc:creator>Kempa </dc:creator>
    <meta:document-statistic meta:table-count="7" meta:image-count="0" meta:object-count="1" meta:page-count="3" meta:paragraph-count="138" meta:word-count="910" meta:character-count="4936" meta:non-whitespace-character-count="4202"/>
  </office:meta>
</office:document-meta>
</file>

<file path=Object 1/content.xml><?xml version="1.0" encoding="utf-8"?>
<math xmlns="http://www.w3.org/1998/Math/MathML">
  <semantics>
    <mrow>
      <msup>
        <mn>2</mn>
        <mn>16</mn>
      </msup>
      <mi>–</mi>
      <mn>2</mn>
    </mrow>
    <annotation encoding="StarMath 5.0">2^16 – 2 </annotation>
  </semantics>
</math>
</file>